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msProcessor.createMessageFromExchange( Session session , MessageExchange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JmsProcessor.AbstractJmsProcessor( Jms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JmsProcessor.get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Processor.do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JmsProcessor.creat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Processor.commonDoStartTasks( InitialContext ctx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bstractJmsProcesso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JmsProcessor.doInit( Initial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JmsProcessor.do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JmsProcessor.getConnectionFactory( InitialContext ct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JmsProcessor.do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JmsProcessor.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JmsProcessor.fromNMS( NormalizedMessage nm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JmsProcessor.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JmsProcessor.getInitialCont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JmsProcessor.toNMS( Message message , 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JmsProcessor.fromNMSResponse( MessageExchange exchange , Context ctx , Session sess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bstractJmsProcessor.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